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egoe UI Semilight" svg:font-family="'Segoe UI Semi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Segoe UI Semilight" fo:font-size="10pt" officeooo:rsid="001febe8" officeooo:paragraph-rsid="001febe8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egoe UI Semilight" fo:font-size="10pt" style:text-underline-style="solid" style:text-underline-width="auto" style:text-underline-color="font-color" fo:font-weight="bold" officeooo:rsid="001febe8" officeooo:paragraph-rsid="001febe8" style:font-size-asian="10pt" style:font-weight-asian="bold" style:font-size-complex="10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Segoe UI Semilight" fo:font-size="10pt" officeooo:rsid="001febe8" officeooo:paragraph-rsid="002286bd" style:font-size-asian="10pt" style:font-size-complex="10pt"/>
    </style:style>
    <style:style style:name="P4" style:family="paragraph" style:parent-style-name="Preformatted_20_Text">
      <style:paragraph-properties fo:text-align="start" style:justify-single-word="false"/>
      <style:text-properties style:font-name="Segoe UI Semilight" fo:font-size="10pt" officeooo:rsid="002286bd" officeooo:paragraph-rsid="002286bd" style:font-size-asian="10pt" style:font-size-complex="10pt"/>
    </style:style>
    <style:style style:name="P5" style:family="paragraph" style:parent-style-name="Preformatted_20_Text">
      <style:paragraph-properties fo:text-align="start" style:justify-single-word="false"/>
      <style:text-properties officeooo:rsid="001febe8" officeooo:paragraph-rsid="002a1824"/>
    </style:style>
    <style:style style:name="P6" style:family="paragraph" style:parent-style-name="Table_20_Contents">
      <style:paragraph-properties fo:text-align="start" style:justify-single-word="false"/>
      <style:text-properties style:font-name="Segoe UI Semilight" fo:font-size="10pt" officeooo:rsid="00243025" officeooo:paragraph-rsid="00243025" style:font-name-asian="Droid Sans Fallback1" style:font-size-asian="10pt" style:font-name-complex="Liberation Mono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Segoe UI Semilight" fo:font-size="10pt" style:font-name-asian="Droid Sans Fallback1" style:font-size-asian="10pt" style:font-name-complex="Liberation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Segoe UI Semilight" fo:font-size="10pt" fo:font-weight="bold" officeooo:rsid="00243025" officeooo:paragraph-rsid="00243025" style:font-name-asian="Droid Sans Fallback1" style:font-size-asian="10pt" style:font-weight-asian="bold" style:font-name-complex="Liberation Mono" style:font-size-complex="10pt" style:font-weight-complex="bold"/>
    </style:style>
    <style:style style:name="T1" style:family="text">
      <style:text-properties style:font-name="Segoe UI Semilight" fo:font-size="10pt" officeooo:rsid="002a1824" style:font-size-asian="10pt" style:font-size-complex="10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arping:</text:p>
      <text:p text:style-name="P1"><text:span text:style-name="T2">Installing</text:span>:</text:p>
      <text:p text:style-name="P5"><text:span text:style-name="Source_20_Text"><text:span text:style-name="T1"/></text:span></text:p>
      <text:p text:style-name="P4"/>
      <text:p text:style-name="P4"><text:span text:style-name="T2">Usage</text:span>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Command</text:p>
          </table:table-cell>
          <table:table-cell table:style-name="Table1.B1" office:value-type="string">
            <text:p text:style-name="P8">Explanation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egoe UI Semilight" svg:font-family="'Segoe UI Semi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09:17:55.612440342</meta:creation-date>
    <dc:date>2016-05-23T15:09:25.502760076</dc:date>
    <meta:editing-duration>PT5H49M9S</meta:editing-duration>
    <meta:editing-cycles>12</meta:editing-cycles>
    <meta:generator>LibreOffice/4.2.8.2$Linux_X86_64 LibreOffice_project/420m0$Build-2</meta:generator>
    <meta:document-statistic meta:table-count="1" meta:image-count="0" meta:object-count="0" meta:page-count="1" meta:paragraph-count="5" meta:word-count="5" meta:character-count="44" meta:non-whitespace-character-count="44"/>
  </office:meta>
</office:document-meta>
</file>